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fo:font-weight="normal" style:font-weight-asian="normal" style:font-weight-complex="normal"/>
    </style:style>
    <style:style style:name="P4" style:family="paragraph" style:parent-style-name="Standard" style:list-style-name="L2">
      <style:text-properties fo:font-weight="normal" style:font-weight-asian="normal" style:font-weight-complex="normal"/>
    </style:style>
    <style:style style:name="P5" style:family="paragraph" style:parent-style-name="Standard" style:list-style-name="L2"/>
    <style:style style:name="P6" style:family="paragraph" style:parent-style-name="Standard">
      <style:paragraph-properties fo:text-align="center" style:justify-single-word="false"/>
      <style:text-properties fo:color="#0000ff" fo:font-size="24pt" fo:font-weight="normal" style:font-size-asian="24pt" style:font-weight-asian="normal" style:font-size-complex="24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0000ff"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2">Iteration 1 Requirements Readme</text:span></text:p>
      <text:p text:style-name="P7"><text:span text:style-name="T2"/></text:p>
      <text:p text:style-name="P1">Complete Requirements:</text:p>
      <text:list xml:id="list5784196227018053206" text:style-name="L1">
        <text:list-item>
          <text:p text:style-name="P2">Display the board supplied by the customer</text:p>
          <text:list>
            <text:list-item>
              <text:p text:style-name="P2">Both and board are currently hardwired within the code</text:p>
            </text:list-item>
            <text:list-item>
              <text:p text:style-name="P2">Tested simply by observing that program creates the board that was supplied</text:p>
            </text:list-item>
          </text:list>
        </text:list-item>
        <text:list-item>
          <text:p text:style-name="P2">Support character selection (original requirements)</text:p>
          <text:list>
            <text:list-item>
              <text:p text:style-name="P2">Tested by creating characters of all possible classes</text:p>
            </text:list-item>
          </text:list>
        </text:list-item>
        <text:list-item>
          <text:p text:style-name="P2">Support captain, swordsman, amazon, dwarf, elf, and black knight (original requirements)</text:p>
        </text:list-item>
        <text:list-item>
          <text:p text:style-name="P2">PDF with documentation (requirements, use cases)</text:p>
        </text:list-item>
        <text:list-item>
          <text:p text:style-name="P2">Display multiple “things” on a single clearing when hovering mouse over that clearing</text:p>
          <text:list>
            <text:list-item>
              <text:p text:style-name="P2">Multiple items on a clearing can be observed by mousing over the clearing. On mouse over a new frame will be displayed with all the images, and the user can search through them if they so wish</text:p>
            </text:list-item>
          </text:list>
        </text:list-item>
        <text:list-item>
          <text:p text:style-name="P2">Support Moving</text:p>
          <text:list>
            <text:list-item>
              <text:p text:style-name="P2">Tested by having players move around the board, while trying to move to invalid clearings</text:p>
            </text:list-item>
          </text:list>
        </text:list-item>
        <text:list-item>
          <text:p text:style-name="P2">Support Hiding</text:p>
        </text:list-item>
        <text:list-item>
          <text:p text:style-name="P2">Support Searching</text:p>
          <text:list>
            <text:list-item>
              <text:p text:style-name="P2">Basic treasure searching and looting have been implemented, hidden monsters have not</text:p>
            </text:list-item>
            <text:list-item>
              <text:p text:style-name="P2">Treasures are randomly generated by clearing</text:p>
            </text:list-item>
          </text:list>
        </text:list-item>
        <text:list-item>
          <text:p text:style-name="P2">Start all characters at the inn</text:p>
          <text:list>
            <text:list-item>
              <text:p text:style-name="P2">Tested by creating one instance of each character and verifying they are at the inn</text:p>
            </text:list-item>
          </text:list>
        </text:list-item>
        <text:list-item>
          <text:p text:style-name="P3">Support combat between 2 or 3 players</text:p>
          <text:list>
            <text:list-item>
              <text:p text:style-name="P3">Basic combat has been implemented, characters can choose which direction they wish to attack and which target they would wish to attack</text:p>
            </text:list-item>
            <text:list-item>
              <text:p text:style-name="P3">Hits register against armor and degrade them accordingly</text:p>
            </text:list-item>
            <text:list-item>
              <text:p text:style-name="P3">If player dies they respawn at their home locations (typically set as the inn)</text:p>
            </text:list-item>
          </text:list>
        </text:list-item>
        <text:list-item>
          <text:p text:style-name="P3">PDF with documentation (unbound UCMs)</text:p>
        </text:list-item>
      </text:list>
      <text:p text:style-name="Standard"/>
      <text:p text:style-name="P1">Incomplete Requirements:</text:p>
      <text:list xml:id="list2823846664143922229" text:style-name="L2">
        <text:list-item>
          <text:p text:style-name="P4">Setup all sound, warning, treasure chits (original requirements)</text:p>
        </text:list-item>
        <text:list-item>
          <text:p text:style-name="P4">Support 1<text:span text:style-name="T1">st</text:span> encounter treasure appearance and looting(for “keeners”)</text:p>
        </text:list-item>
        <text:list-item>
          <text:p text:style-name="P4">Place dwellings and ghosts on the board (original requirements)</text:p>
        </text:list-item>
        <text:list-item>
          <text:p text:style-name="P4">Support the appearing of and trading with natives and visitors (original requirements)</text:p>
        </text:list-item>
        <text:list-item>
          <text:p text:style-name="P4">Support the appearing, moving and blocking of monsters (original requirements)</text:p>
        </text:list-item>
        <text:list-item>
          <text:p text:style-name="P4">Support cheat mode (original requirements)</text:p>
        </text:list-item>
        <text:list-item>
          <text:p text:style-name="P4">Support warlock, crone, shaman, scholar (non-essential)</text:p>
        </text:list-item>
        <text:list-item>
          <text:p text:style-name="P5">Offer alternative start locations for characters that have them (non-essential)</text:p>
        </text:list-item>
        <text:list-item>
          <text:p text:style-name="P5">Game ends after 1 month, winner has highest victory points (1 point per treasure, 1 point per 10 fame, 1 point for 20 notoriety, 1 point for 30 gold)</text:p>
        </text:list-item>
        <text:list-item>
          <text:p text:style-name="P5">Monsters triggers by sound/warning chits and treasure chits</text:p>
        </text:list-item>
        <text:list-item>
          <text:p text:style-name="P4">Support all or more than one monsters(non-essential)</text:p>
        </text:list-item>
        <text:list-item>
          <text:p text:style-name="P4">Support Blocking</text:p>
        </text:list-item>
        <text:list-item>
          <text:p text:style-name="P4">Support Resting</text:p>
        </text:list-item>
        <text:list-item>
          <text:p text:style-name="P5"><text:span text:style-name="T3">Support maneuvers in combat, chit specifications, and shield blocking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2-20T19:07:54.57</meta:creation-date>
    <dc:date>2015-02-22T19:00:13.54</dc:date>
    <meta:editing-duration>PT4H30M19S</meta:editing-duration>
    <meta:editing-cycles>17</meta:editing-cycles>
    <meta:generator>OpenOffice/4.1.0$Win32 OpenOffice.org_project/410m18$Build-9764</meta:generator>
    <meta:document-statistic meta:table-count="0" meta:image-count="0" meta:object-count="0" meta:page-count="1" meta:paragraph-count="39" meta:word-count="393" meta:character-count="2416"/>
  </office:meta>
</office:document-meta>
</file>